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 style:data-style-name="N117"/>
  </office:automatic-styles>
  <office:body>
    <office:spreadsheet>
      <table:calculation-settings table:automatic-find-labels="false"/>
      <table:table table:name="Crazyflie contol board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3" office:value-type="string" calcext:value-type="string">
            <text:p>Ref (Designators)</text:p>
          </table:table-cell>
          <table:table-cell table:style-name="ce13" office:value-type="string" calcext:value-type="string">
            <text:p>Footprint</text:p>
          </table:table-cell>
          <table:table-cell table:style-name="ce14" office:value-type="string" calcext:value-type="string">
            <text:p>Manufacture</text:p>
          </table:table-cell>
          <table:table-cell table:style-name="ce14" office:value-type="string" calcext:value-type="string">
            <text:p>Manufacture Part Number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pecification</text:p>
          </table:table-cell>
          <table:table-cell table:style-name="ce13"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M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table:formula="of:=[.E2]*3" office:value-type="float" office:value="3" calcext:value-type="float">
            <text:p>3</text:p>
          </table:table-cell>
          <table:table-cell/>
          <table:table-cell table:formula="of:=[.H2]*[.G2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7,D8</text:p>
          </table:table-cell>
          <table:table-cell office:value-type="string" calcext:value-type="string">
            <text:p>SM0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table:formula="of:=[.E3]*3" office:value-type="float" office:value="6" calcext:value-type="float">
            <text:p>6</text:p>
          </table:table-cell>
          <table:table-cell/>
          <table:table-cell table:formula="of:=[.H3]*[.G3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M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formula="of:=[.E4]*3" office:value-type="float" office:value="3" calcext:value-type="float">
            <text:p>3</text:p>
          </table:table-cell>
          <table:table-cell/>
          <table:table-cell table:formula="of:=[.H4]*[.G4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4,D3,D2,D1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BAT5403WE6327HTS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table:formula="of:=[.E5]*3" office:value-type="float" office:value="12" calcext:value-type="float">
            <text:p>12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[.H5]*[.G5]" office:value-type="currency" office:currency="USD" office:value="4.08" calcext:value-type="currency">
            <text:p>$4.08</text:p>
          </table:table-cell>
          <table:table-cell office:value-type="string" calcext:value-type="string">
            <text:p>https://www.digikey.nl/product-detail/nl/infineon-technologies/BAT5403WE6327HTSA1/BAT5403WE6327HTSA1CT-ND/76676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2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Viskay</text:p>
          </table:table-cell>
          <table:table-cell office:value-type="string" calcext:value-type="string">
            <text:p>CRCW0603100RFKEA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formula="of:=[.E6]*3" office:value-type="float" office:value="3" calcext:value-type="float">
            <text:p>3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H6]*[.G6]" office:value-type="currency" office:currency="USD" office:value="0.48" calcext:value-type="currency">
            <text:p>$0.48</text:p>
          </table:table-cell>
          <table:table-cell office:value-type="string" calcext:value-type="string">
            <text:p>https://www.digikey.nl/product-detail/nl/vishay-dale/CRCW0603100RFKEAHP/541-100SCT-ND/22227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8,R22,R7</text:p>
          </table:table-cell>
          <table:table-cell office:value-type="string" calcext:value-type="string">
            <text:p>SM0603</text:p>
          </table:table-cell>
          <table:table-cell table:style-name="ce15" office:value-type="string" calcext:value-type="string">
            <text:p>Vishay</text:p>
          </table:table-cell>
          <table:table-cell table:style-name="ce15" office:value-type="string" calcext:value-type="string">
            <text:p>MCT06030C1001F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formula="of:=[.E7]*3" office:value-type="float" office:value="9" calcext:value-type="float">
            <text:p>9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H7]*[.G7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vishay-beyschlag/MCT06030C1001FP500/MCT0603-1.00K-CFCT-ND/26078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7,R36,R33,R25,R32,R1,R2,R3,R4,R27,R8,R9,R1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103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table:formula="of:=[.E8]*3" office:value-type="float" office:value="39" calcext:value-type="float">
            <text:p>39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8]*[.G8]" office:value-type="currency" office:currency="USD" office:value="12.09" calcext:value-type="currency">
            <text:p>$12.09</text:p>
          </table:table-cell>
          <table:table-cell office:value-type="string" calcext:value-type="string">
            <text:p>https://www.digikey.nl/product-detail/nl/panasonic-electronic-components/ERA-3AEB103V/P10KDBCT-ND/146607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10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17" table:formula="of:=[.E9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9]*[.G9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104V/P100KDBCT-ND/14661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20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formula="of:=[.E10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10]*[.G10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203V/P20KDBCT-ND/14660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9,R19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formula="of:=[.E11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1]*[.G11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yageo/RC0603JR-070RL/311-0.0GRCT-ND/7296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603-JW-331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table:formula="of:=[.E12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2]*[.G12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bourns-inc/CR0603-JW-331ELF/CR0603-JW-331ELFCT-ND/37676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J22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formula="of:=[.E13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3]*[.G13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J220R/A130087CT-ND/85779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8,R18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30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table:formula="of:=[.E14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14]*[.G14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panasonic-electronic-components/ERA-3AEB303V/P30KDBCT-ND/14660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6,R24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D12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 table:formula="of:=[.E15]*3"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15]*[.G15]" office:value-type="currency" office:currency="USD" office:value="0.6" calcext:value-type="currency">
            <text:p>$0.60</text:p>
          </table:table-cell>
          <table:table-cell office:value-type="string" calcext:value-type="string">
            <text:p>https://www.digikey.nl/product-detail/nl/panasonic-electronic-components/ERA-3AED122V/P123738CT-ND/9467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15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formula="of:=[.E16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6]*[.G16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150K/A129714CT-ND/85775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300KFK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table:formula="of:=[.E17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7]*[.G17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vishay-dale/CRCW0603300KFKEA/541-300KHCT-ND/11800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42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 table:formula="of:=[.E18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8]*[.G18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stackpole-electronics-inc/RMCF0603FT42K2/RMCF0603FT42K2CT-ND/19430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,R14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J2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formula="of:=[.E19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9]*[.G19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te-connectivity-passive-product/CRGCQ0603J2K2/A130093CT-ND/85779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39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table:formula="of:=[.E20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0]*[.G20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39K/A129707CT-ND/85775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GEYJ1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table:style-name="Default" table:formula="of:=[.E21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1]*[.G21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panasonic-electronic-components/ERJ-3GEYJ100V/P10GCT-ND/6281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9,R40,R41</text:p>
          </table:table-cell>
          <table:table-cell office:value-type="string" calcext:value-type="string">
            <text:p>SM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AJW-101G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table:style-name="Default" table:formula="of:=[.E22]*3" office:value-type="float" office:value="9" calcext:value-type="float">
            <text:p>9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2]*[.G22]" office:value-type="currency" office:currency="USD" office:value="0.81" calcext:value-type="currency">
            <text:p>$0.81</text:p>
          </table:table-cell>
          <table:table-cell office:value-type="string" calcext:value-type="string">
            <text:p>https://www.digikey.nl/product-detail/nl/bourns-inc/CR0402AJW-101GAS/CR0402AJW-101GASCT-ND/102401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Murate</text:p>
          </table:table-cell>
          <table:table-cell office:value-type="string" calcext:value-type="string">
            <text:p>GRM188R60J226MEA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table:style-name="Default" table:formula="of:=[.E23]*3" office:value-type="float" office:value="3" calcext:value-type="float">
            <text:p>3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H23]*[.G23]" office:value-type="currency" office:currency="USD" office:value="0.69" calcext:value-type="currency">
            <text:p>$0.69</text:p>
          </table:table-cell>
          <table:table-cell office:value-type="string" calcext:value-type="string">
            <text:p>https://www.digikey.nl/product-detail/nl/murata-electronics/GRM188R60J226MEA0D/490-7611-1-ND/4280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4,C33,C20,C18,C41,C38,C36,C2,C3,C5</text:p>
          </table:table-cell>
          <table:table-cell office:value-type="string" calcext:value-type="string">
            <text:p>SM0603</text:p>
          </table:table-cell>
          <table:table-cell table:style-name="ce15" office:value-type="string" calcext:value-type="string">
            <text:p>Samsung</text:p>
          </table:table-cell>
          <table:table-cell table:style-name="ce15" office:value-type="string" calcext:value-type="string">
            <text:p>CL10B104KBNNN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table:formula="of:=[.E24]*3" office:value-type="float" office:value="30" calcext:value-type="float">
            <text:p>3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4]*[.G24]" office:value-type="currency" office:currency="USD" office:value="2.7" calcext:value-type="currency">
            <text:p>$2.70</text:p>
          </table:table-cell>
          <table:table-cell office:value-type="string" calcext:value-type="string">
            <text:p>https://www.digikey.nl/product-detail/nl/samsung-electro-mechanics/CL10B104KB8NNNL/1276-CL10B104KB8NNNLCT-ND/103206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0,C32</text:p>
          </table:table-cell>
          <table:table-cell office:value-type="string" calcext:value-type="string">
            <text:p>SM0603</text:p>
          </table:table-cell>
          <table:table-cell table:style-name="ce15" office:value-type="string" calcext:value-type="string">
            <text:p>AVX</text:p>
          </table:table-cell>
          <table:table-cell table:style-name="ce15" office:value-type="string" calcext:value-type="string">
            <text:p>06035C103KAZ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style-name="Default" table:formula="of:=[.E25]*3" office:value-type="float" office:value="6" calcext:value-type="float">
            <text:p>6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H25]*[.G25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avx-corporation/06035C103KAZ2A/478-3532-1-ND/10248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,C37,C34,C31,C3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uF</text:p>
          </table:table-cell>
          <table:table-cell table:style-name="Default" table:formula="of:=[.E26]*3" office:value-type="float" office:value="15" calcext:value-type="float">
            <text:p>15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6]*[.G26]" office:value-type="currency" office:currency="USD" office:value="1.35" calcext:value-type="currency">
            <text:p>$1.35</text:p>
          </table:table-cell>
          <table:table-cell office:value-type="string" calcext:value-type="string">
            <text:p>https://www.digikey.nl/product-detail/nl/samsung-electro-mechanics/CL10A475MQ8NNNC/1276-1907-1-ND/38899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SM0603</text:p>
          </table:table-cell>
          <table:table-cell table:style-name="ce15" office:value-type="string" calcext:value-type="string">
            <text:p>Samsung</text:p>
          </table:table-cell>
          <table:table-cell table:style-name="ce15" office:value-type="string" calcext:value-type="string">
            <text:p>CL10A106MQ8NN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table:formula="of:=[.E27]*3" office:value-type="float" office:value="3" calcext:value-type="float">
            <text:p>3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H27]*[.G27]" office:value-type="currency" office:currency="USD" office:value="0.39" calcext:value-type="currency">
            <text:p>$0.39</text:p>
          </table:table-cell>
          <table:table-cell office:value-type="string" calcext:value-type="string">
            <text:p>https://www.digikey.nl/product-detail/nl/samsung-electro-mechanics/CL10A106MQ8NNNC/1276-1119-1-ND/38892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5,C29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5A150JA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table:style-name="Default" table:formula="of:=[.E28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8]*[.G28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avx-corporation/06035A150JAT2A/478-1165-1-ND/56419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SOT23_6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16054AZT+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table:style-name="Default" table:formula="of:=[.E29]*3" office:value-type="float" office:value="3" calcext:value-type="float">
            <text:p>3</text:p>
          </table:table-cell>
          <table:table-cell office:value-type="currency" office:currency="USD" office:value="2.59" calcext:value-type="currency">
            <text:p>$2.59</text:p>
          </table:table-cell>
          <table:table-cell table:formula="of:=[.H29]*[.G29]" office:value-type="currency" office:currency="USD" office:value="7.77" calcext:value-type="currency">
            <text:p>$7.77</text:p>
          </table:table-cell>
          <table:table-cell office:value-type="string" calcext:value-type="string">
            <text:p><text:a xlink:href="https://www.digikey.nl/" xlink:type="simple">https://www.digikey.nl/</text:a>products/nl/integrated-circuits-ics/interface-specialized/754?k=MAX16054&amp;k=&amp;pkeyword=MAX16054&amp;sv=0&amp;pv7=2&amp;sf=0&amp;quantity=&amp;ColumnSort=0&amp;page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9,U7</text:p>
          </table:table-cell>
          <table:table-cell office:value-type="string" calcext:value-type="string">
            <text:p>SOT23_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79391DB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table:formula="of:=[.E30]*3" office:value-type="float" office:value="6" calcext:value-type="float">
            <text:p>6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H30]*[.G30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s://www.digikey.nl/" xlink:type="simple">https://www.digikey.nl/</text:a>product-detail/en/texas-instruments/TPS79301DBVR/296-12154-1-ND/4119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8</text:p>
          </table:table-cell>
          <table:table-cell office:value-type="string" calcext:value-type="string">
            <text:p>QFN1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Q24075R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table:style-name="Default" table:formula="of:=[.E31]*3" office:value-type="float" office:value="3" calcext:value-type="float">
            <text:p>3</text:p>
          </table:table-cell>
          <table:table-cell office:value-type="currency" office:currency="USD" office:value="2.27" calcext:value-type="currency">
            <text:p>$2.27</text:p>
          </table:table-cell>
          <table:table-cell table:formula="of:=[.H31]*[.G31]" office:value-type="currency" office:currency="USD" office:value="6.81" calcext:value-type="currency">
            <text:p>$6.81</text:p>
          </table:table-cell>
          <table:table-cell office:value-type="string" calcext:value-type="string">
            <text:p><text:a xlink:href="https://www.digikey.nl/" xlink:type="simple">https://www.digikey.nl/</text:a>product-detail/en/texas-instruments/BQ24075RGTR/296-38874-1-ND/51429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UF2221W1T2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table:style-name="Default" table:formula="of:=[.E32]*3" office:value-type="float" office:value="3" calcext:value-type="float">
            <text:p>3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H32]*[.G32]" office:value-type="currency" office:currency="USD" office:value="1.08" calcext:value-type="currency">
            <text:p>$1.08</text:p>
          </table:table-cell>
          <table:table-cell office:value-type="string" calcext:value-type="string">
            <text:p><text:a xlink:href="https://www.digikey.nl/" xlink:type="simple">https://www.digikey.nl/</text:a>products/en/filters/emi-rfi-filters-lc-rc-networks/835?k=NUF2221&amp;k=&amp;pkeyword=NUF2221&amp;sv=0&amp;pv7=2&amp;pv1989=0&amp;sf=0&amp;quantity=&amp;ColumnSort=0&amp;page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14-VFLGA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X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X160</text:p>
          </table:table-cell>
          <table:table-cell table:style-name="Default" table:formula="of:=[.E33]*3" office:value-type="float" office:value="3" calcext:value-type="float">
            <text:p>3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H33]*[.G33]" office:value-type="currency" office:currency="USD" office:value="24" calcext:value-type="currency">
            <text:p>$24.00</text:p>
          </table:table-cell>
          <table:table-cell office:value-type="string" calcext:value-type="string">
            <text:p><text:a xlink:href="https://www.digikey.nl/" xlink:type="simple">https://www.digikey.nl/</text:a>product-detail/en/bosch-sensortec/BMX160/828-1087-1-ND/96742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table:style-name="Default" table:formula="of:=[.E34]*3" office:value-type="float" office:value="3" calcext:value-type="float">
            <text:p>3</text:p>
          </table:table-cell>
          <table:table-cell office:value-type="currency" office:currency="USD" office:value="3.8" calcext:value-type="currency">
            <text:p>$3.80</text:p>
          </table:table-cell>
          <table:table-cell table:formula="of:=[.H34]*[.G34]" office:value-type="currency" office:currency="USD" office:value="11.4" calcext:value-type="currency">
            <text:p>$11.40</text:p>
          </table:table-cell>
          <table:table-cell office:value-type="string" calcext:value-type="string">
            <text:p><text:a xlink:href="https://www.digikey.nl/" xlink:type="simple">https://www.digikey.nl/</text:a>products/en/rf-if-and-rfid/rf-transceiver-modules/872?k=&amp;pkeyword=&amp;sv=0&amp;pv7=2&amp;sf=0&amp;FV=fffc07ad&amp;mpart=ESP32-WROOM-32&amp;quantity=&amp;ColumnSort=0&amp;page=1&amp;stock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2</text:p>
          </table:table-cell>
          <table:table-cell office:value-type="string" calcext:value-type="string">
            <text:p>QFN-24-1EP_4x4mm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CP2102N-A01-GQFN24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table:style-name="Default" table:formula="of:=[.E35]*3" office:value-type="float" office:value="3" calcext:value-type="float">
            <text:p>3</text:p>
          </table:table-cell>
          <table:table-cell office:value-type="currency" office:currency="USD" office:value="1.35" calcext:value-type="currency">
            <text:p>$1.35</text:p>
          </table:table-cell>
          <table:table-cell table:formula="of:=[.H35]*[.G35]" office:value-type="currency" office:currency="USD" office:value="4.05" calcext:value-type="currency">
            <text:p>$4.05</text:p>
          </table:table-cell>
          <table:table-cell office:value-type="string" calcext:value-type="string">
            <text:p><text:a xlink:href="https://www.digikey.nl/" xlink:type="simple">https://www.digikey.nl/</text:a>products/en/integrated-circuits-ics/interface-controllers/753?k=CP2102N-A01-GQFN24&amp;k=&amp;pkeyword=CP2102N-A01-GQFN24&amp;sv=0&amp;pv7=2&amp;sf=0&amp;quantity=&amp;ColumnSort=0&amp;page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S561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S561101BA03-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table:formula="of:=[.E36]*3" office:value-type="float" office:value="3" calcext:value-type="float">
            <text:p>3</text:p>
          </table:table-cell>
          <table:table-cell office:value-type="currency" office:currency="USD" office:value="12.48" calcext:value-type="currency">
            <text:p>$12.48</text:p>
          </table:table-cell>
          <table:table-cell table:formula="of:=[.H36]*[.G36]" office:value-type="currency" office:currency="USD" office:value="37.44" calcext:value-type="currency">
            <text:p>$37.44</text:p>
          </table:table-cell>
          <table:table-cell office:value-type="string" calcext:value-type="string">
            <text:p><text:a xlink:href="https://www.digikey.nl/" xlink:type="simple">https://www.digikey.nl/</text:a>product-detail/nl/te-connectivity-measurement-specialties/MS561101BA03-50/223-1622-1-ND/52776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ZX62-B-5PA_11_CFK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table:style-name="Default" table:formula="of:=[.E37]*3" office:value-type="float" office:value="3" calcext:value-type="float">
            <text:p>3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H37]*[.G37]" office:value-type="currency" office:currency="USD" office:value="1.11" calcext:value-type="currency">
            <text:p>$1.11</text:p>
          </table:table-cell>
          <table:table-cell office:value-type="string" calcext:value-type="string">
            <text:p>https://www.digikey.nl/product-detail/nl/amphenol-icc-fci/10118192-0001LF/609-4613-1-ND/27853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1,SW2</text:p>
          </table:table-cell>
          <table:table-cell office:value-type="string" calcext:value-type="string">
            <text:p>SPST-NO-4x2.5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U-100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ON/OFF</text:p>
          </table:table-cell>
          <table:table-cell table:style-name="Default" table:formula="of:=[.E38]*3" office:value-type="float" office:value="6" calcext:value-type="float">
            <text:p>6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H38]*[.G38]" office:value-type="currency" office:currency="USD" office:value="5.34" calcext:value-type="currency">
            <text:p>$5.34</text:p>
          </table:table-cell>
          <table:table-cell office:value-type="string" calcext:value-type="string">
            <text:p>https://www.digikey.nl/product-detail/nl/omron-electronics-inc-emc-div/B3U-1000P/SW1020CT-ND/15343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7,Q8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SS8050-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8050-G</text:p>
          </table:table-cell>
          <table:table-cell table:style-name="Default" table:formula="of:=[.E39]*3" office:value-type="float" office:value="6" calcext:value-type="float">
            <text:p>6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H39]*[.G39]" office:value-type="currency" office:currency="USD" office:value="1.38" calcext:value-type="currency">
            <text:p>$1.38</text:p>
          </table:table-cell>
          <table:table-cell office:value-type="string" calcext:value-type="string">
            <text:p><text:a xlink:href="https://www.digikey.nl/" xlink:type="simple">https://www.digikey.nl/</text:a>product-detail/en/comchip-technology/SS8050-G/641-1790-1-ND/61389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6,Q5</text:p>
          </table:table-cell>
          <table:table-cell office:value-type="string" calcext:value-type="string">
            <text:p>SOT23G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2N7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table:formula="of:=[.E40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40]*[.G40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on-semiconductor/2N7002/2N7002NCT-ND/2446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4,Q3,Q2,Q1</text:p>
          </table:table-cell>
          <table:table-cell office:value-type="string" calcext:value-type="string">
            <text:p>SOT23GDS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V30UN2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V30UN2</text:p>
          </table:table-cell>
          <table:table-cell table:style-name="Default" table:formula="of:=[.E41]*3" office:value-type="float" office:value="12" calcext:value-type="float">
            <text:p>12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H41]*[.G41]" office:value-type="currency" office:currency="USD" office:value="5.16" calcext:value-type="currency">
            <text:p>$5.16</text:p>
          </table:table-cell>
          <table:table-cell office:value-type="string" calcext:value-type="string">
            <text:p>https://www.digikey.nl/product-detail/nl/nexperia-usa-inc/PMV30UN2R/1727-2305-1-ND/539560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formula="of:=SUM([.E2:.E39])"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 table:formula="of:=SUM([.I2:.I41])" office:value-type="currency" office:currency="USD" office:value="145.2" calcext:value-type="currency">
            <text:p>$145.2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27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27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7P0"/>
    </number:currency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1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5" number:language="zh" number:country="CN">
      <number:year number:style="long"/>
      <number:text>-</number:text>
      <number:month/>
      <number:text>-</number:text>
      <number:day/>
    </number:date-style>
    <number:date-style style:name="N10134" number:language="zh" number:country="CN">
      <number:day/>
      <number:text>-</number:text>
      <number:month number:textual="true"/>
      <number:text>-</number:text>
      <number:year/>
    </number:date-style>
    <number:date-style style:name="N10133" number:language="zh" number:country="CN">
      <number:day/>
      <number:text>-</number:text>
      <number:month number:textual="true"/>
    </number:date-style>
    <number:date-style style:name="N10132" number:language="zh" number:country="CN">
      <number:month number:textual="true"/>
      <number:text>-</number:text>
      <number:year/>
    </number:date-style>
    <number:time-style style:name="N10131" number:language="zh" number:country="CN">
      <number:hours/>
      <number:text>:</number:text>
      <number:minutes number:style="long"/>
      <number:text> </number:text>
      <number:am-pm/>
    </number:time-style>
    <number:time-style style:name="N1013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zh" number:country="CN">
      <number:hours/>
      <number:text>:</number:text>
      <number:minutes number:style="long"/>
    </number:time-style>
    <number:number-style style:name="N10126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zh" number:country="CN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5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10125" number:language="zh" number:country="CN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3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zh" number:country="CN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2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10122" number:language="zh" number:country="CN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date-style style:name="N10120" number:language="zh" number:country="CN">
      <number:month/>
      <number:text>-</number:text>
      <number:day/>
      <number:text>-</number:text>
      <number:year/>
    </number:date-style>
    <number:time-style style:name="N10119" number:language="zh" number:country="CN">
      <number:hours/>
      <number:text>时</number:text>
      <number:minutes number:style="long"/>
      <number:text>分</number:text>
    </number:time-style>
    <number:time-style style:name="N1011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hours/>
      <number:text>:</number:text>
      <number:minutes number:style="long"/>
      <number:text>:</number:text>
      <number:seconds number:style="long"/>
    </number:time-style>
    <number:time-style style:name="N10117" number:language="zh" number:country="CN">
      <number:am-pm/>
      <number:hours/>
      <number:text>时</number:text>
      <number:minutes number:style="long"/>
      <number:text>分</number:text>
    </number:time-style>
    <number:date-style style:name="N10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011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00/00/00</text:date>, <text:time style:data-style-name="N2" text:time-value="15:19:44.882882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16T14:26:55.560813599</dc:date>
    <meta:editing-duration>PT2H25M31S</meta:editing-duration>
    <meta:editing-cycles>33</meta:editing-cycles>
    <meta:generator>LibreOffice/7.3.2.2$MacOSX_AARCH64 LibreOffice_project/49f2b1bff42cfccbd8f788c8dc32c1c309559be0</meta:generator>
    <meta:document-statistic meta:table-count="1" meta:cell-count="400" meta:object-count="0"/>
  </office:meta>
</office:document-meta>
</file>